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/>
    <style:font-face style:name="Tahoma4" svg:font-family="Tahoma"/>
    <style:font-face style:name="FreeSans" svg:font-family="FreeSans" style:font-family-generic="roman"/>
    <style:font-face style:name="Mangal" svg:font-family="Mangal" style:font-family-generic="roman"/>
    <style:font-face style:name="Tahoma1" svg:font-family="Tahoma" style:font-family-generic="roman"/>
    <style:font-face style:name="FreeSans1" svg:font-family="FreeSans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adornments="Regularna" style:font-family-generic="roman" style:font-pitch="variable"/>
    <style:font-face style:name="OpenSymbol" svg:font-family="OpenSymbol, 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ourier New" fo:font-size="12pt" officeooo:rsid="0040a5a2" officeooo:paragraph-rsid="0040a5a2" style:font-size-asian="12pt" style:font-size-complex="12pt"/>
    </style:style>
    <style:style style:name="P2" style:family="paragraph" style:parent-style-name="Text_20_body">
      <style:paragraph-properties fo:line-height="100%"/>
      <style:text-properties fo:font-size="15pt" officeooo:rsid="003dc08f" officeooo:paragraph-rsid="003dc08f" style:font-size-asian="15pt" style:font-size-complex="15pt"/>
    </style:style>
    <style:style style:name="P3" style:family="paragraph" style:parent-style-name="Text_20_body">
      <style:text-properties officeooo:paragraph-rsid="0050b409"/>
    </style:style>
    <style:style style:name="P4" style:family="paragraph" style:parent-style-name="List_20_1" style:list-style-name="L1"/>
    <style:style style:name="P5" style:family="paragraph" style:parent-style-name="List_20_1" style:list-style-name="L1">
      <style:text-properties officeooo:paragraph-rsid="0054d13c"/>
    </style:style>
    <style:style style:name="P6" style:family="paragraph" style:parent-style-name="List_20_1" style:list-style-name="L1">
      <style:text-properties officeooo:rsid="005af0b8" officeooo:paragraph-rsid="005af0b8"/>
    </style:style>
    <style:style style:name="P7" style:family="paragraph" style:parent-style-name="List_20_1" style:list-style-name="L1">
      <style:text-properties officeooo:rsid="005af0b8" officeooo:paragraph-rsid="00643078"/>
    </style:style>
    <style:style style:name="P8" style:family="paragraph" style:parent-style-name="Title" style:master-page-name="Standard">
      <style:paragraph-properties fo:line-height="100%" style:page-number="auto"/>
      <style:text-properties style:font-name="Tahoma" fo:font-size="28pt" fo:font-weight="bold" officeooo:rsid="003dc08f" officeooo:paragraph-rsid="003dc08f" style:font-size-asian="28pt" style:font-weight-asian="bold" style:font-size-complex="28pt" style:font-weight-complex="bold"/>
    </style:style>
    <style:style style:name="P9" style:family="paragraph" style:parent-style-name="Text_20_body">
      <style:paragraph-properties fo:line-height="100%"/>
      <style:text-properties fo:font-size="15pt" officeooo:rsid="0040dd17" officeooo:paragraph-rsid="0056af0d" style:font-size-asian="15pt" style:font-size-complex="15pt"/>
    </style:style>
    <style:style style:name="P10" style:family="paragraph" style:parent-style-name="Text_20_body">
      <style:text-properties officeooo:paragraph-rsid="006237f8"/>
    </style:style>
    <style:style style:name="P11" style:family="paragraph" style:parent-style-name="Text_20_body" style:list-style-name="L2">
      <style:text-properties officeooo:paragraph-rsid="006237f8"/>
    </style:style>
    <style:style style:name="P12" style:family="paragraph" style:parent-style-name="Text_20_body">
      <style:text-properties style:font-name="Courier New" fo:font-size="12pt" officeooo:rsid="0040a5a2" officeooo:paragraph-rsid="0040a5a2" style:font-size-asian="12pt" style:font-size-complex="12pt"/>
    </style:style>
    <style:style style:name="P13" style:family="paragraph" style:parent-style-name="Text_20_body">
      <style:text-properties style:font-name="Courier New" fo:font-size="12pt" officeooo:rsid="0040a5a2" officeooo:paragraph-rsid="0066c05d" style:font-size-asian="12pt" style:font-size-complex="12pt"/>
    </style:style>
    <style:style style:name="P14" style:family="paragraph" style:parent-style-name="Heading_20_1">
      <style:paragraph-properties fo:line-height="100%"/>
      <style:text-properties fo:font-size="18pt" fo:font-weight="bold" officeooo:rsid="003dc08f" officeooo:paragraph-rsid="003dc08f" style:font-size-asian="18pt" style:font-weight-asian="bold" style:font-size-complex="18pt" style:font-weight-complex="bold"/>
    </style:style>
    <style:style style:name="T1" style:family="text">
      <style:text-properties fo:font-weight="bold" officeooo:rsid="0039ef55" style:font-weight-asian="bold" style:font-weight-complex="bold"/>
    </style:style>
    <style:style style:name="T2" style:family="text">
      <style:text-properties officeooo:rsid="003b8622"/>
    </style:style>
    <style:style style:name="T3" style:family="text">
      <style:text-properties officeooo:rsid="003f9928"/>
    </style:style>
    <style:style style:name="T4" style:family="text">
      <style:text-properties fo:font-weight="normal" officeooo:rsid="004168a6" style:font-weight-asian="normal" style:font-weight-complex="normal"/>
    </style:style>
    <style:style style:name="T5" style:family="text">
      <style:text-properties fo:font-weight="normal" officeooo:rsid="0042ea77" style:font-weight-asian="normal" style:font-weight-complex="normal"/>
    </style:style>
    <style:style style:name="T6" style:family="text">
      <style:text-properties fo:font-weight="normal" officeooo:rsid="0043f6d5" style:font-weight-asian="normal" style:font-weight-complex="normal"/>
    </style:style>
    <style:style style:name="T7" style:family="text">
      <style:text-properties fo:font-weight="normal" officeooo:rsid="0045a6cb" style:font-weight-asian="normal" style:font-weight-complex="normal"/>
    </style:style>
    <style:style style:name="T8" style:family="text">
      <style:text-properties fo:font-weight="normal" officeooo:rsid="0061b07c" style:font-weight-asian="normal" style:font-weight-complex="normal"/>
    </style:style>
    <style:style style:name="T9" style:family="text">
      <style:text-properties officeooo:rsid="004841a0"/>
    </style:style>
    <style:style style:name="T10" style:family="text">
      <style:text-properties officeooo:rsid="0049e336"/>
    </style:style>
    <style:style style:name="T11" style:family="text">
      <style:text-properties officeooo:rsid="0038551b"/>
    </style:style>
    <style:style style:name="T12" style:family="text">
      <style:text-properties officeooo:rsid="004db827"/>
    </style:style>
    <style:style style:name="T13" style:family="text">
      <style:text-properties officeooo:rsid="0054d13c"/>
    </style:style>
    <style:style style:name="T14" style:family="text">
      <style:text-properties officeooo:rsid="0056af0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officeooo:rsid="00643078" style:font-size-asian="15pt" style:font-size-complex="15pt"/>
    </style:style>
    <style:style style:name="T17" style:family="text">
      <style:text-properties officeooo:rsid="00580565"/>
    </style:style>
    <style:style style:name="T18" style:family="text">
      <style:text-properties officeooo:rsid="005b7900"/>
    </style:style>
    <style:style style:name="T19" style:family="text">
      <style:text-properties officeooo:rsid="005eabf6"/>
    </style:style>
    <style:style style:name="T20" style:family="text">
      <style:text-properties officeooo:rsid="00643078"/>
    </style:style>
    <style:style style:name="T21" style:family="text">
      <style:text-properties officeooo:rsid="0066c0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blem <text:span text:style-name="T9">1</text:span></text:p>
      <text:h text:style-name="P14" text:outline-level="1">Payment templates</text:h>
      <text:p text:style-name="P2"><text:span text:style-name="T10">Customer of a bank creates a t</text:span>emplate for payment <text:span text:style-name="T3">by entering the following properties:</text:span></text:p>
      <text:list xml:id="list5365889783249465943" text:style-name="L1">
        <text:list-item>
          <text:p text:style-name="P4"><text:span text:style-name="T13">template </text:span>title <text:span text:style-name="T14">that maps to payment title</text:span> <text:span text:style-name="T13">(mandatory)</text:span></text:p>
        </text:list-item>
        <text:list-item>
          <text:p text:style-name="P5">addressee account <text:span text:style-name="T17">number</text:span> <text:span text:style-name="T13">(optional)</text:span></text:p>
        </text:list-item>
        <text:list-item>
          <text:p text:style-name="P5">amount <text:span text:style-name="T13">(optional)</text:span></text:p>
        </text:list-item>
        <text:list-item>
          <text:p text:style-name="P6">is international payment (mandatory)</text:p>
        </text:list-item>
        <text:list-item>
          <text:p text:style-name="P6">country (<text:span text:style-name="T20">only</text:span> for international)</text:p>
        </text:list-item>
        <text:list-item>
          <text:p text:style-name="P7">bank code <text:span text:style-name="T15">(</text:span><text:span text:style-name="T16">only</text:span><text:span text:style-name="T15"> for international)</text:span></text:p>
        </text:list-item>
      </text:list>
      <text:p text:style-name="P9">Template can then be used to prefill data of the payment. <text:span text:style-name="T19">The payment has the same properties as payment template and additionally date of execution.</text:span></text:p>
      <text:h text:style-name="Heading_20_3" text:outline-level="3"><text:span text:style-name="T2">Task</text:span>:</text:h>
      <text:p text:style-name="P3"><text:span text:style-name="T4">How would you </text:span><text:span text:style-name="T6">implement</text:span><text:span text:style-name="T5"> </text:span><text:span text:style-name="T4">the following </text:span><text:span text:style-name="T7">functions </text:span><text:span text:style-name="T8">and why</text:span><text:span text:style-name="T4">?</text:span></text:p>
      <text:p text:style-name="P13">// <text:span text:style-name="T21">just to make example easier, never do that!</text:span></text:p>
      <text:p text:style-name="P1">void createTemplate(long userId, String title, String addresseeAccount<text:span text:style-name="T17">Number</text:span>, Decimal amount, <text:span text:style-name="T18">boolean internationalPayment, String countryCode, String bankCode</text:span>)</text:p>
      <text:p text:style-name="P1">List&lt;?&gt; listTemplates(long userId)</text:p>
      <text:p text:style-name="P1">Payment createPaymentFromTemplate(long templateId)</text:p>
      <text:p text:style-name="Text_20_body"><text:span text:style-name="T12">Please describe</text:span> classes that cooperate and underlying persistence solution.</text:p>
      <text:p text:style-name="P10"><text:span text:style-name="T1">Consider</text:span><text:span text:style-name="T11">: </text:span></text:p>
      <text:list xml:id="list7954686493208722674" text:style-name="L2">
        <text:list-item>
          <text:p text:style-name="P11"><text:span text:style-name="T11">new properties might be added to a payment</text:span></text:p>
        </text:list-item>
        <text:list-item>
          <text:p text:style-name="P11"><text:span text:style-name="T11">creation of a payment template from a payment as a future require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/>
    <style:font-face style:name="Tahoma4" svg:font-family="Tahoma"/>
    <style:font-face style:name="FreeSans" svg:font-family="FreeSans" style:font-family-generic="roman"/>
    <style:font-face style:name="Mangal" svg:font-family="Mangal" style:font-family-generic="roman"/>
    <style:font-face style:name="Tahoma1" svg:font-family="Tahoma" style:font-family-generic="roman"/>
    <style:font-face style:name="FreeSans1" svg:font-family="FreeSans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adornments="Regularna" style:font-family-generic="roman" style:font-pitch="variable"/>
    <style:font-face style:name="OpenSymbol" svg:font-family="OpenSymbol, 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3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3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Default" style:next-style-name="Text_20_body" style:default-outline-level="" style:class="text">
      <style:paragraph-properties fo:margin-left="0cm" fo:margin-right="0cm" fo:margin-top="0.42cm" fo:margin-bottom="0.21cm" loext:contextual-spacing="false" fo:text-indent="0cm" style:auto-text-indent="false" fo:keep-with-next="always"/>
      <style:text-properties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4pt" style:text-emphasize="none"/>
    </style:style>
    <style:style style:name="Text_20_body" style:display-name="Text body" style:family="paragraph" style:parent-style-name="Default" style:default-outline-level="" style:class="text" style:master-page-name="">
      <style:paragraph-properties fo:margin-left="0cm" fo:margin-right="0cm" fo:margin-top="0.499cm" fo:margin-bottom="0cm" loext:contextual-spacing="false" fo:text-indent="0cm" style:auto-text-indent="false" style:page-number="auto"/>
      <style:text-properties style:text-outline="false" style:text-line-through-style="none" style:text-line-through-type="none" style:font-name="Liberation Serif" fo:font-family="'Liberation Serif'" style:font-style-name="Regularna" style:font-family-generic="roman" style:font-pitch="variable" fo:font-size="15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" style:family="paragraph" style:parent-style-name="Text_20_body" style:class="list" style:master-page-name="">
      <style:paragraph-properties fo:margin-top="0cm" fo:margin-bottom="0cm" loext:contextual-spacing="false" style:page-number="auto">
        <style:tab-stops/>
      </style:paragraph-properties>
      <style:text-properties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Heading_20_1" style:display-name="Heading 1" style:family="paragraph" style:parent-style-name="Default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Tahoma1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ing_20_2" style:display-name="Heading 2" style:family="paragraph" style:parent-style-name="Default" style:next-style-name="Text_20_body" style:default-outline-level="2" style:class="text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Tahoma1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1" fo:font-family="Tahoma" style:font-family-generic="roman" fo:font-size="18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Tahoma1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Tahoma1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Tahoma1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 style:class="extra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Tahoma1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Tahoma1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rst_20_line_20_indent" style:display-name="First line indent" style:family="paragraph" style:parent-style-name="Default" style:default-outline-level="" style:class="text">
      <style:paragraph-properties fo:margin-left="0cm" fo:margin-right="0cm" fo:margin-top="0cm" fo:margin-bottom="0cm" loext:contextual-spacing="false" fo:text-indent="0.6cm" style:auto-text-indent="false"/>
      <style:text-properties style:text-outline="false" style:text-line-through-style="none" style:text-line-through-type="none" style:font-name="Tahoma1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next-style-name="Subtitle" style:default-outline-level="" style:class="chapter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FreeSans1" fo:font-family="FreeSans" style:font-family-generic="swiss" fo:font-size="3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font-style-complex="italic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Tahoma1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Tahoma1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Tahoma1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use-window-font-color="true" style:text-outline="false" style:text-line-through-style="none" style:text-line-through-type="none" style:font-name="Tahoma1" fo:font-family="Tahoma" style:font-family-generic="roman" fo:font-size="3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Tahoma1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Tahoma1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Tahoma1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Tahoma1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Tahoma1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Tahoma1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Tahoma1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Tahoma1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1" fo:font-family="Tahoma" style:font-family-generic="roman" fo:font-size="44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1" fo:font-family="Tahoma" style:font-family-generic="roman" fo:font-size="3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1" fo:font-family="Tahoma" style:font-family-generic="roman" fo:font-size="20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Tahoma3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Tahoma3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use-window-font-color="true" style:font-name="Mangal" fo:font-family="Mangal" style:font-family-generic="roman" fo:font-size="18pt" style:letter-kerning="true" style:font-name-asian="Tahoma3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Tahoma3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Tahoma3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497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4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298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198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creet_25_20Dark_7e_LT_7e_Gliederung_20_1" style:display-name="Discreet%20Dark~LT~Gliederung 1" style:family="paragraph" style:default-outline-level="">
      <style:paragraph-properties fo:margin-left="0cm" fo:margin-right="0cm" fo:margin-top="0cm" fo:margin-bottom="0.497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iscreet_25_20Dark_7e_LT_7e_Gliederung_20_2" style:display-name="Discreet%20Dark~LT~Gliederung 2" style:family="paragraph" style:parent-style-name="Discreet_25_20Dark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iscreet_25_20Dark_7e_LT_7e_Gliederung_20_3" style:display-name="Discreet%20Dark~LT~Gliederung 3" style:family="paragraph" style:parent-style-name="Discreet_25_20Dark_7e_LT_7e_Gliederung_20_2" style:default-outline-level="">
      <style:paragraph-properties fo:margin-left="0cm" fo:margin-right="0cm" fo:margin-top="0cm" fo:margin-bottom="0.298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iscreet_25_20Dark_7e_LT_7e_Gliederung_20_4" style:display-name="Discreet%20Dark~LT~Gliederung 4" style:family="paragraph" style:parent-style-name="Discreet_25_20Dark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creet_25_20Dark_7e_LT_7e_Gliederung_20_5" style:display-name="Discreet%20Dark~LT~Gliederung 5" style:family="paragraph" style:parent-style-name="Discreet_25_20Dark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creet_25_20Dark_7e_LT_7e_Gliederung_20_6" style:display-name="Discreet%20Dark~LT~Gliederung 6" style:family="paragraph" style:parent-style-name="Discreet_25_20Dark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creet_25_20Dark_7e_LT_7e_Gliederung_20_7" style:display-name="Discreet%20Dark~LT~Gliederung 7" style:family="paragraph" style:parent-style-name="Discreet_25_20Dark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creet_25_20Dark_7e_LT_7e_Gliederung_20_8" style:display-name="Discreet%20Dark~LT~Gliederung 8" style:family="paragraph" style:parent-style-name="Discreet_25_20Dark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creet_25_20Dark_7e_LT_7e_Gliederung_20_9" style:display-name="Discreet%20Dark~LT~Gliederung 9" style:family="paragraph" style:parent-style-name="Discreet_25_20Dark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creet_25_20Dark_7e_LT_7e_Titel" style:display-name="Discreet%20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iscreet_25_20Dark_7e_LT_7e_Untertitel" style:display-name="Discreet%20Dark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iscreet_25_20Dark_7e_LT_7e_Notizen" style:display-name="Discreet%20Dark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iscreet_25_20Dark_7e_LT_7e_Hintergrundobjekte" style:display-name="Discreet%20Dark~LT~Hintergrundobjekt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Tahoma3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iscreet_25_20Dark_7e_LT_7e_Hintergrund" style:display-name="Discreet%20Dark~LT~Hintergrund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Tahoma3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omy_3f_lnie" style:display-name="Domy?lni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iekt_20_ze_20_strza_3f_k_3f_" style:display-name="Obiekt ze strza?k?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z_20_cieniem" style:display-name="Obiekt z cieniem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_3f_nienia" style:display-name="Obiekt bez wype?nienia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indent="0cm" style:auto-text-indent="false">
        <style:tab-stops>
          <style:tab-stop style:position="1.134cm"/>
        </style:tab-stops>
      </style:paragraph-properties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_3f_nienia_20_i_20_bez_20_linii" style:display-name="Obiekt bez wype?nienia i bez linii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re_3f__3f__20_tekstu" style:display-name="Tre?? tekstu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re_3f__3f__20_tekstu_20_wyrównany_20_do_20_lewej_20_i_20_prawej" style:display-name="Tre?? tekstu wyrównany do lewej i prawej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Wci_3f_cie_20_pierwszego_20_wiersza" style:display-name="Wci?cie pierwszego wiersza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_3f_" style:display-name="Tytu?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_3f_1" style:display-name="Tytu?1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_3f_2" style:display-name="Tytu?2" style:family="paragraph" style:parent-style-name="Domy_3f_lnie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_3f_ówek" style:display-name="Nag?ówek" style:family="paragraph" style:parent-style-name="Domy_3f_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_3f_ówek1" style:display-name="Nag?ówek1" style:family="paragraph" style:parent-style-name="Domy_3f_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_3f_ówek2" style:display-name="Nag?ówek2" style:family="paragraph" style:parent-style-name="Domy_3f_lnie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ia_20_wymiarowa" style:display-name="Linia wymiarowa" style:family="paragraph" style:parent-style-name="Domy_3f_lnie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2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Podtytu_3f_" style:display-name="Podtytu?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cccccc" style:text-outline="false" style:text-line-through-style="none" style:text-line-through-type="none" style:font-name="FreeSans2" fo:font-family="FreeSans" style:font-family-generic="roman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iekty_20_t_3f_a" style:display-name="Obiekty t?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3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_3f_o" style:display-name="T?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3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tki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2" fo:font-family="FreeSans" style:font-family-generic="roman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 style:default-outline-level="">
      <style:paragraph-properties fo:margin-left="0cm" fo:margin-right="0cm" fo:margin-top="0cm" fo:margin-bottom="0.497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onspekt_20_3" style:display-name="Konspekt 3" style:family="paragraph" style:parent-style-name="Konspekt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onspekt_20_4" style:display-name="Konspekt 4" style:family="paragraph" style:parent-style-name="Konspekt_20_3" style:default-outline-level="">
      <style:paragraph-properties fo:margin-left="0cm" fo:margin-right="0cm" fo:margin-top="0cm" fo:margin-bottom="0.198cm" loext:contextual-spacing="false" fo:text-indent="0cm" style:auto-text-indent="false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5" style:display-name="Konspekt 5" style:family="paragraph" style:parent-style-name="Konspekt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ffffff" style:text-outline="false" style:text-line-through-style="none" style:text-line-through-type="none" style:font-name="FreeSans2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3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irst_20_Line_20_Indent" style:display-name="First Line Inden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1.058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ext_20_Body" style:display-name="Text Body" style:family="paragraph" style:default-outline-level="">
      <style:paragraph-properties fo:margin-left="0cm" fo:margin-right="0cm" fo:margin-top="0.88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Tahoma3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Quotations" style:family="paragraph" style:parent-style-name="Standard" style:class="html"/>
    <style:style style:name="List_20_1" style:display-name="List 1" style:family="paragraph" style:parent-style-name="List" style:class="lis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0M50S</meta:editing-duration>
    <meta:editing-cycles>74</meta:editing-cycles>
    <meta:generator>LibreOffice/4.4.2.2$Linux_X86_64 LibreOffice_project/40m0$Build-2</meta:generator>
    <dc:date>2015-08-24T23:21:20.422793867</dc:date>
    <meta:document-statistic meta:table-count="0" meta:image-count="0" meta:object-count="0" meta:page-count="1" meta:paragraph-count="20" meta:word-count="148" meta:character-count="1024" meta:non-whitespace-character-count="903"/>
    <meta:user-defined meta:name="Info 1"/>
    <meta:user-defined meta:name="Info 2"/>
    <meta:user-defined meta:name="Info 3"/>
    <meta:user-defined meta:name="Info 4"/>
  </office:meta>
</office:document-meta>
</file>